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95d7" officeooo:paragraph-rsid="001a95d7"/>
    </style:style>
    <style:style style:name="P2" style:family="paragraph" style:parent-style-name="Standard">
      <style:text-properties fo:font-weight="bold" officeooo:rsid="001a95d7" officeooo:paragraph-rsid="001a95d7" style:font-weight-asian="bold" style:font-weight-complex="bold"/>
    </style:style>
    <style:style style:name="P3" style:family="paragraph" style:parent-style-name="Standard">
      <style:text-properties fo:font-weight="bold" officeooo:rsid="001d82c8" officeooo:paragraph-rsid="001d82c8" style:font-weight-asian="bold" style:font-weight-complex="bold"/>
    </style:style>
    <style:style style:name="P4" style:family="paragraph" style:parent-style-name="Standard">
      <style:text-properties fo:font-weight="normal" officeooo:rsid="001a95d7" officeooo:paragraph-rsid="001a95d7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bc36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nux Internals</text:p>
      <text:p text:style-name="P3">Assignment 1</text:p>
      <text:p text:style-name="P3">By: Pavan Hegde</text:p>
      <text:p text:style-name="P2"/>
      <text:p text:style-name="P2"/>
      <text:p text:style-name="P2">Program 1</text:p>
      <text:p text:style-name="P2">Write a program using file operations that demonstrates copying of data from input file</text:p>
      <text:p text:style-name="P2">and write into output file, untill reaches end of file data.</text:p>
      <text:p text:style-name="P1"/>
      <text:p text:style-name="P1"/>
      <text:p text:style-name="P2">Code:</text:p>
      <text:p text:style-name="P1"/>
      <text:p text:style-name="P1">#include&lt;stdio.h&gt;</text:p>
      <text:p text:style-name="P1">#include&lt;fcntl.h&gt;</text:p>
      <text:p text:style-name="P1">#include&lt;unistd.h&gt;</text:p>
      <text:p text:style-name="P1"/>
      <text:p text:style-name="P1">int main()</text:p>
      <text:p text:style-name="P1">{</text:p>
      <text:p text:style-name="P1"><text:tab/>int fd,fd1;</text:p>
      <text:p text:style-name="P1"><text:tab/>char buff[20];</text:p>
      <text:p text:style-name="P1"><text:tab/>fd=open("file.txt",O_RDONLY,777);</text:p>
      <text:p text:style-name="P1"><text:tab/>read(fd,buff,20);</text:p>
      <text:p text:style-name="P1"><text:tab/>fd1=open("file2.txt",O_CREAT | O_RDWR,777);</text:p>
      <text:p text:style-name="P1"><text:tab/>write(fd1,buff,20);</text:p>
      <text:p text:style-name="P1"><text:tab/>close(fd);</text:p>
      <text:p text:style-name="P1"><text:tab/>close(fd1);</text:p>
      <text:p text:style-name="P1"><text:tab/>return 0;</text:p>
      <text:p text:style-name="P1">}</text:p>
      <text:p text:style-name="P1"/>
      <text:p text:style-name="P2">Output:</text:p>
      <text:p text:style-name="P2"/>
      <text:p text:style-name="P1">pavan@pavan-VirtualBox:~/Training/Linux_internals_tools/Day2/Assig$ gedit prog1.c</text:p>
      <text:p text:style-name="P1">pavan@pavan-VirtualBox:~/Training/Linux_internals_tools/Day2/Assig$ ./p1</text:p>
      <text:p text:style-name="P1">pavan@pavan-VirtualBox:~/Training/Linux_internals_tools/Day2/Assig$ cat file.txt</text:p>
      <text:p text:style-name="P1">My name is pavan,byee</text:p>
      <text:p text:style-name="P1">pavan@pavan-VirtualBox:~/Training/Linux_internals_tools/Day2/Assig$ cat file2.txt</text:p>
      <text:p text:style-name="P1">hello, how are you?</text:p>
      <text:p text:style-name="P1">my name is pavan.</text:p>
      <text:p text:style-name="P1"/>
      <text:p text:style-name="P2">Program 2</text:p>
      <text:p text:style-name="P2">Write a program that demonstrates repositioning of file offset using SEEK_SET,</text:p>
      <text:p text:style-name="P2">SEEK_END and SEEK_END.</text:p>
      <text:p text:style-name="P1"/>
      <text:p text:style-name="P2">Code:</text:p>
      <text:p text:style-name="P1"/>
      <text:p text:style-name="P1">#include&lt;stdio.h&gt;</text:p>
      <text:p text:style-name="P1">#include&lt;fcntl.h&gt;</text:p>
      <text:p text:style-name="P1">#include&lt;unistd.h&gt;</text:p>
      <text:p text:style-name="P1"/>
      <text:p text:style-name="P1">int main()</text:p>
      <text:p text:style-name="P1">{</text:p>
      <text:p text:style-name="P1"><text:tab/>int fd,pos,pos1,pos2;</text:p>
      <text:p text:style-name="P1"><text:soft-page-break/><text:tab/>char buff1[100]="My name is pavan,byee";</text:p>
      <text:p text:style-name="P1"><text:tab/>char buff2[100];</text:p>
      <text:p text:style-name="P1"><text:tab/>fd=open("seek.txt",O_CREAT | O_RDWR,777);</text:p>
      <text:p text:style-name="P1"><text:tab/>printf("fd = %d\n",fd);</text:p>
      <text:p text:style-name="P1"><text:tab/>if(fd&gt;0)</text:p>
      <text:p text:style-name="P1"><text:tab/>{</text:p>
      <text:p text:style-name="P1"><text:tab/><text:tab/>write(fd,buff1,100);</text:p>
      <text:p text:style-name="P1"><text:tab/>}</text:p>
      <text:p text:style-name="P1"><text:tab/>else</text:p>
      <text:p text:style-name="P1"><text:tab/>{</text:p>
      <text:p text:style-name="P1"><text:tab/><text:tab/>printf("error not created seek.txt\n");</text:p>
      <text:p text:style-name="P1"><text:tab/>}</text:p>
      <text:p text:style-name="P1"><text:tab/>pos=lseek(fd,3,SEEK_SET);</text:p>
      <text:p text:style-name="P1"><text:tab/>printf("Position using SEEK_SET -- %d\n",pos);</text:p>
      <text:p text:style-name="P1"><text:tab/>pos2=lseek(fd,17,SEEK_CUR);</text:p>
      <text:p text:style-name="P1"><text:tab/>printf("Position using SEEK_CUR -- %d\n",pos2);</text:p>
      <text:p text:style-name="P1"><text:tab/>pos1=lseek(fd,0,SEEK_END);</text:p>
      <text:p text:style-name="P1"><text:tab/>printf("Position using SEEK_END -- %d\n",pos1);</text:p>
      <text:p text:style-name="P1"><text:tab/>close(fd);</text:p>
      <text:p text:style-name="P1"><text:tab/>return 0;</text:p>
      <text:p text:style-name="P1">}</text:p>
      <text:p text:style-name="P1"/>
      <text:p text:style-name="P2">Output:</text:p>
      <text:p text:style-name="P2"/>
      <text:p text:style-name="P2"><text:span text:style-name="T1">pavan@pavan-VirtualBox:~/Training/Linux_internals_tools/Day2/Assig$ ./p2</text:span></text:p>
      <text:p text:style-name="P4">fd = 3</text:p>
      <text:p text:style-name="P4">Position using SEEK_SET -- 3</text:p>
      <text:p text:style-name="P4">Position using SEEK_CUR -- 20</text:p>
      <text:p text:style-name="P4">Position using SEEK_END -- 100</text:p>
      <text:p text:style-name="P1"/>
      <text:p text:style-name="P2">Program 3</text:p>
      <text:p text:style-name="P2">Write program that returns “ls -l ” kind of structure of information from an existing file</text:p>
      <text:p text:style-name="P2">or opend file.</text:p>
      <text:p text:style-name="P1"/>
      <text:p text:style-name="P2">Code:</text:p>
      <text:p text:style-name="P1"/>
      <text:p text:style-name="P1"/>
      <text:p text:style-name="P1"><text:tab/>// <text:s/>ls -l kind of information through an pg using stat();</text:p>
      <text:p text:style-name="P1">#include&lt;stdio.h&gt;</text:p>
      <text:p text:style-name="P1">#include&lt;fcntl.h&gt;</text:p>
      <text:p text:style-name="P1">#include&lt;unistd.h&gt;</text:p>
      <text:p text:style-name="P1">#include&lt;sys/stat.h&gt;</text:p>
      <text:p text:style-name="P1">#include&lt;sys/types.h&gt;</text:p>
      <text:p text:style-name="P1">int main( )</text:p>
      <text:p text:style-name="P1">{</text:p>
      <text:p text:style-name="P1"><text:tab/>struct stat st;// st.st_size <text:s text:c="2"/>st.st_ino <text:s/>st_blksize</text:p>
      <text:p text:style-name="P1"><text:tab/>int fd;</text:p>
      <text:p text:style-name="P1"><text:tab/>stat("seek.txt", &amp;st);</text:p>
      <text:p text:style-name="P1"><text:tab/>printf("File size =%lu\n",(st.st_size));// ls <text:s/>-l <text:s/>p3.c</text:p>
      <text:p text:style-name="P1"><text:tab/></text:p>
      <text:p text:style-name="P1"><text:tab/>printf("File inode =%lu \n", st.st_ino);// ls -i P3.c</text:p>
      <text:p text:style-name="P1"><text:tab/></text:p>
      <text:p text:style-name="P1"><text:soft-page-break/><text:tab/>printf("size disc of blocks =%lu \n",st.st_blksize);//stat -fc %s <text:s/>P3.c</text:p>
      <text:p text:style-name="P1"><text:tab/>printf("\n\n");</text:p>
      <text:p text:style-name="P1"><text:tab/>close(fd);</text:p>
      <text:p text:style-name="P1"><text:tab/>return 0;</text:p>
      <text:p text:style-name="P1">}</text:p>
      <text:p text:style-name="P1"/>
      <text:p text:style-name="P2">Output:</text:p>
      <text:p text:style-name="P2"/>
      <text:p text:style-name="P4">pavan@pavan-VirtualBox:~/Training/Linux_internals_tools/Day2/Assig$ ./p3</text:p>
      <text:p text:style-name="P4">File size =100</text:p>
      <text:p text:style-name="P4">File inode =131939 </text:p>
      <text:p text:style-name="P4">size disc of blocks =4096 </text:p>
      <text:p text:style-name="P4"/>
      <text:p text:style-name="P2"/>
      <text:p text:style-name="P1"/>
      <text:p text:style-name="P2">Program 4</text:p>
      <text:p text:style-name="P2">Write a program that implements all file operations(open/creat/write/read/lseek/close).</text:p>
      <text:p text:style-name="P1"/>
      <text:p text:style-name="P2">Code:</text:p>
      <text:p text:style-name="P1"/>
      <text:p text:style-name="P1">#include&lt;stdio.h&gt;</text:p>
      <text:p text:style-name="P1">#include&lt;fcntl.h&gt;</text:p>
      <text:p text:style-name="P1">#include&lt;unistd.h&gt;</text:p>
      <text:p text:style-name="P1"/>
      <text:p text:style-name="P1">int main()</text:p>
      <text:p text:style-name="P1">{</text:p>
      <text:p text:style-name="P1"><text:tab/>int fd;</text:p>
      <text:p text:style-name="P1"><text:tab/>char buff1[100]="My name is pavan,byee";</text:p>
      <text:p text:style-name="P1"><text:tab/>char buff2[100];</text:p>
      <text:p text:style-name="P1"><text:tab/>fd=open("file.txt",O_CREAT | O_RDWR,777);</text:p>
      <text:p text:style-name="P1"><text:tab/>printf("fd = %d\n",fd);</text:p>
      <text:p text:style-name="P1"><text:tab/>if(fd&gt;0)</text:p>
      <text:p text:style-name="P1"><text:tab/>{</text:p>
      <text:p text:style-name="P1"><text:tab/><text:tab/>write(fd,buff1,100);</text:p>
      <text:p text:style-name="P1"><text:tab/>}</text:p>
      <text:p text:style-name="P1"><text:tab/>else</text:p>
      <text:p text:style-name="P1"><text:tab/>{</text:p>
      <text:p text:style-name="P1"><text:tab/><text:tab/>printf("error not created file.txt\n");</text:p>
      <text:p text:style-name="P1"><text:tab/>}</text:p>
      <text:p text:style-name="P1"><text:tab/>lseek(fd,3,SEEK_SET);</text:p>
      <text:p text:style-name="P1"><text:tab/>read(fd,buff2,100);</text:p>
      <text:p text:style-name="P1"><text:tab/>printf("Data is written in file.txt is --- <text:s/>%s\n",buff2);</text:p>
      <text:p text:style-name="P1"><text:tab/>close(fd);</text:p>
      <text:p text:style-name="P1"><text:tab/>return 0;</text:p>
      <text:p text:style-name="P1">}</text:p>
      <text:p text:style-name="P1"/>
      <text:p text:style-name="P2">Output:</text:p>
      <text:p text:style-name="P2"/>
      <text:p text:style-name="P4">pavan@pavan-VirtualBox:~/Training/Linux_internals_tools/Day2/Assig$ ./p4</text:p>
      <text:p text:style-name="P4">fd = 3</text:p>
      <text:p text:style-name="P4">Data is written in file.txt is --- <text:s/>name is pavan,byee</text:p>
      <text:p text:style-name="P1"/>
      <text:p text:style-name="P2"><text:soft-page-break/>Program 5</text:p>
      <text:p text:style-name="P2">Write a program that creates a file with a 4K bytes free space. (Such files are called files</text:p>
      <text:p text:style-name="P2">with holes.)</text:p>
      <text:p text:style-name="P1"/>
      <text:p text:style-name="P2">Code:</text:p>
      <text:p text:style-name="P1"/>
      <text:p text:style-name="P1">#include&lt;stdio.h&gt;</text:p>
      <text:p text:style-name="P1">#include&lt;fcntl.h&gt;</text:p>
      <text:p text:style-name="P1">#include&lt;unistd.h&gt;</text:p>
      <text:p text:style-name="P1">#include&lt;sys/stat.h&gt;</text:p>
      <text:p text:style-name="P1">#include&lt;sys/types.h&gt;</text:p>
      <text:p text:style-name="P1"/>
      <text:p text:style-name="P1">int main()</text:p>
      <text:p text:style-name="P1">{</text:p>
      <text:p text:style-name="P1"><text:tab/>int fd;</text:p>
      <text:p text:style-name="P1"><text:tab/>char buff[]="Hello";</text:p>
      <text:p text:style-name="P1"><text:tab/>char buff1[]="Hi";</text:p>
      <text:p text:style-name="P1"><text:tab/>fd=creat("prog5.txt",777);</text:p>
      <text:p text:style-name="P1"><text:tab/>write(fd,buff,6);</text:p>
      <text:p text:style-name="P1"><text:tab/>lseek(fd,4096,SEEK_SET);</text:p>
      <text:p text:style-name="P1"><text:tab/>write(fd,buff1,3);</text:p>
      <text:p text:style-name="P1"><text:tab/>return 0;</text:p>
      <text:p text:style-name="P1">}</text:p>
      <text:p text:style-name="P1"/>
      <text:p text:style-name="P2">Output:</text:p>
      <text:p text:style-name="P2"/>
      <text:p text:style-name="P4">pavan@pavan-VirtualBox:~/Training/Linux_internals_tools/Day2/Assig$ gcc -o p5 prog5.c</text:p>
      <text:p text:style-name="P4">pavan@pavan-VirtualBox:~/Training/Linux_internals_tools/Day2/Assig$ ./p5</text:p>
      <text:p text:style-name="P4"><text:s/><text:span text:style-name="T2">It is showing file size of 4Kb(4096 byte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4:28:47.430947293</meta:creation-date>
    <dc:date>2022-03-15T14:49:57.574112986</dc:date>
    <meta:editing-duration>PT9M5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4" meta:paragraph-count="151" meta:word-count="399" meta:character-count="3591" meta:non-whitespace-character-count="3257"/>
  </office:meta>
</office:document-meta>
</file>